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cm"/>
    </style:style>
    <style:style style:name="gr7" style:family="graphic" style:parent-style-name="standard">
      <style:graphic-properties draw:stroke="none" svg:stroke-color="#000000" draw:fill="none" draw:fill-color="#ffffff" fo:min-he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7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826cm"/>
    </style:style>
    <style:style style:name="gr14" style:family="graphic" style:parent-style-name="objectwithoutfill">
      <style:graphic-properties svg:stroke-color="#000000" draw:fill="none" draw:fill-color="#ffffff" draw:textarea-vertical-align="middle"/>
    </style:style>
    <style:style style:name="gr1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1.2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1.688cm"/>
    </style:style>
    <style:style style:name="gr1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1.6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8cm" fo:min-width="1.668cm"/>
    </style:style>
    <style:style style:name="gr2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6cm"/>
    </style:style>
    <style:style style:name="gr25" style:family="graphic" style:parent-style-name="standard">
      <style:graphic-properties draw:stroke="none" svg:stroke-color="#000000" draw:fill="none" draw:fill-color="#ffffff" fo:min-height="1.66cm"/>
    </style:style>
    <style:style style:name="gr26" style:family="graphic" style:parent-style-name="standard">
      <style:graphic-properties draw:stroke="none" svg:stroke-color="#000000" draw:fill="none" draw:fill-color="#ffffff" fo:min-height="0.766cm"/>
    </style:style>
    <style:style style:name="gr27" style:family="graphic" style:parent-style-name="standard">
      <style:graphic-properties draw:stroke="none" svg:stroke-color="#000000" draw:fill="none" draw:fill-color="#ffffff" fo:min-height="0.641cm"/>
    </style:style>
    <style:style style:name="gr28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29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2.816cm" style:use-optimal-column-width="false"/>
    </style:style>
    <style:style style:name="co2" style:family="table-column">
      <style:table-column-properties style:column-width="2.832cm" style:use-optimal-column-width="false"/>
    </style:style>
    <style:style style:name="ro1" style:family="table-row">
      <style:table-row-properties style:row-height="1.029cm"/>
    </style:style>
    <style:style style:name="ro2" style:family="table-row">
      <style:table-row-properties style:row-height="1.031cm"/>
    </style:style>
    <style:style style:name="ro3" style:family="table-row">
      <style:table-row-properties style:row-height="0.515cm"/>
    </style:style>
    <style:style style:name="ro4" style:family="table-row">
      <style:table-row-properties style:row-height="0.086cm"/>
    </style:style>
    <style:style style:name="ro5" style:family="table-row">
      <style:table-row-properties style:row-height="0.17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3" draw:text-style-name="P1" draw:layer="layout" draw:type="curve" svg:x1="25.855cm" svg:y1="4.175cm" svg:x2="25.855cm" svg:y2="4.175cm" draw:start-shape="id1" draw:end-shape="id1" svg:d="M25855 4175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5" draw:text-style-name="P2" draw:layer="layout" svg:width="2.921cm" svg:height="0.885cm" svg:x="25.22cm" svg:y="2.02cm">
            <draw:text-box>
              <text:p><text:span text:style-name="T1">!data_ready</text:span></text:p>
            </draw:text-box>
          </draw:frame>
        </draw:g>
        <draw:g>
          <draw:g xml:id="id2" draw:id="id2">
            <draw:custom-shape draw:style-name="gr1" draw:text-style-name="P1" draw:layer="layout" svg:width="3.048cm" svg:height="3.048cm" svg:x="8.075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74cm" svg:height="1.604cm" svg:x="8.606cm" svg:y="13.19cm">
              <draw:text-box>
                <text:p>mul2</text:p>
              </draw:text-box>
            </draw:frame>
          </draw:g>
          <draw:connector draw:style-name="gr3" draw:text-style-name="P1" draw:layer="layout" draw:type="curve" svg:x1="11.123cm" svg:y1="13.954cm" svg:x2="11.123cm" svg:y2="13.954cm" draw:start-shape="id2" draw:end-shape="id2" svg:d="M11123 13954z" svg:viewBox="0 0 1 1">
            <text:p/>
          </draw:connector>
        </draw:g>
        <draw:g>
          <draw:g xml:id="id3" draw:id="id3">
            <draw:custom-shape draw:style-name="gr1" draw:text-style-name="P1" draw:layer="layout" svg:width="3.048cm" svg:height="3.048cm" svg:x="21.4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21.978cm" svg:y="13.19cm">
              <draw:text-box>
                <text:p>mull</text:p>
              </draw:text-box>
            </draw:frame>
          </draw:g>
          <draw:connector draw:style-name="gr3" draw:text-style-name="P1" draw:layer="layout" draw:type="curve" svg:x1="24.495cm" svg:y1="13.954cm" svg:x2="24.495cm" svg:y2="13.954cm" draw:start-shape="id3" draw:end-shape="id3" svg:d="M24495 13954z" svg:viewBox="0 0 1 1">
            <text:p/>
          </draw:connector>
        </draw:g>
        <draw:g>
          <draw:g xml:id="id4" draw:id="id4">
            <draw:custom-shape draw:style-name="gr1" draw:text-style-name="P1" draw:layer="layout" svg:width="3.048cm" svg:height="3.048cm" svg:x="8.202cm" svg:y="7.7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34cm" svg:height="1.604cm" svg:x="8.733cm" svg:y="8.487cm">
              <draw:text-box>
                <text:p>zero</text:p>
              </draw:text-box>
            </draw:frame>
          </draw:g>
          <draw:connector draw:style-name="gr3" draw:text-style-name="P1" draw:layer="layout" draw:type="curve" svg:x1="11.25cm" svg:y1="9.251cm" svg:x2="11.25cm" svg:y2="9.251cm" draw:start-shape="id4" draw:end-shape="id4" svg:d="M11250 9251z" svg:viewBox="0 0 1 1">
            <text:p/>
          </draw:connector>
        </draw:g>
        <draw:g xml:id="id14" draw:id="id14">
          <draw:g xml:id="id5" draw:id="id5">
            <draw:custom-shape draw:style-name="gr1" draw:text-style-name="P1" draw:layer="layout" svg:width="3.048cm" svg:height="3.048cm" svg:x="8.456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522cm" svg:height="1.604cm" svg:x="8.987cm" svg:y="18.012cm">
              <draw:text-box>
                <text:p>sub</text:p>
              </draw:text-box>
            </draw:frame>
          </draw:g>
          <draw:connector draw:style-name="gr3" draw:text-style-name="P1" draw:layer="layout" draw:type="curve" svg:x1="11.504cm" svg:y1="18.776cm" svg:x2="11.504cm" svg:y2="18.776cm" draw:start-shape="id5" draw:end-shape="id5" svg:d="M11504 18776z" svg:viewBox="0 0 1 1">
            <text:p/>
          </draw:connector>
        </draw:g>
        <draw:g>
          <draw:g xml:id="id6" draw:id="id6">
            <draw:custom-shape draw:style-name="gr1" draw:text-style-name="P1" draw:layer="layout" svg:width="3.048cm" svg:height="3.048cm" svg:x="15.187cm" svg:y="12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556cm" svg:height="1.604cm" svg:x="15.718cm" svg:y="13.44cm">
              <draw:text-box>
                <text:p>add</text:p>
              </draw:text-box>
            </draw:frame>
          </draw:g>
          <draw:connector draw:style-name="gr3" draw:text-style-name="P1" draw:layer="layout" draw:type="curve" svg:x1="18.235cm" svg:y1="14.204cm" svg:x2="18.235cm" svg:y2="14.204cm" draw:start-shape="id6" draw:end-shape="id6" svg:d="M18235 14204z" svg:viewBox="0 0 1 1">
            <text:p/>
          </draw:connector>
        </draw:g>
        <draw:g>
          <draw:g xml:id="id7" draw:id="id7">
            <draw:custom-shape draw:style-name="gr1" draw:text-style-name="P1" draw:layer="layout" svg:width="3.048cm" svg:height="3.048cm" svg:x="21.38cm" svg:y="7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21.911cm" svg:y="8.11cm">
              <draw:text-box>
                <text:p>sort2</text:p>
              </draw:text-box>
            </draw:frame>
          </draw:g>
          <draw:connector draw:style-name="gr3" draw:text-style-name="P1" draw:layer="layout" draw:type="curve" svg:x1="24.428cm" svg:y1="8.874cm" svg:x2="24.428cm" svg:y2="8.874cm" draw:start-shape="id7" draw:end-shape="id7" svg:d="M24428 8874z" svg:viewBox="0 0 1 1">
            <text:p/>
          </draw:connector>
        </draw:g>
        <draw:g>
          <draw:g xml:id="id8" draw:id="id8">
            <draw:custom-shape draw:style-name="gr1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3" draw:text-style-name="P1" draw:layer="layout" draw:type="curve" svg:x1="18.362cm" svg:y1="3.917cm" svg:x2="18.362cm" svg:y2="3.917cm" draw:start-shape="id8" draw:end-shape="id8" svg:d="M18362 3917z" svg:viewBox="0 0 1 1">
            <text:p/>
          </draw:connector>
        </draw:g>
        <draw:g>
          <draw:g xml:id="id9" draw:id="id9">
            <draw:custom-shape draw:style-name="gr1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3" draw:text-style-name="P1" draw:layer="layout" draw:type="curve" svg:x1="11.377cm" svg:y1="3.79cm" svg:x2="11.377cm" svg:y2="3.79cm" draw:start-shape="id9" draw:end-shape="id9" svg:d="M11377 379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5" draw:text-style-name="P2" draw:layer="layout" svg:width="2.921cm" svg:height="0.885cm" svg:x="10.742cm" svg:y="1.635cm">
            <draw:text-box>
              <text:p><text:span text:style-name="T1">!data_ready</text:span></text:p>
            </draw:text-box>
          </draw:frame>
        </draw:g>
        <draw:g>
          <draw:g xml:id="id10" draw:id="id10">
            <draw:custom-shape draw:style-name="gr1" draw:text-style-name="P1" draw:layer="layout" svg:width="3.048cm" svg:height="3.048cm" svg:x="15.187cm" svg:y="7.8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718cm" svg:y="8.614cm">
              <draw:text-box>
                <text:p>sort1</text:p>
              </draw:text-box>
            </draw:frame>
          </draw:g>
          <draw:connector draw:style-name="gr3" draw:text-style-name="P1" draw:layer="layout" draw:type="curve" svg:x1="18.235cm" svg:y1="9.378cm" svg:x2="18.235cm" svg:y2="9.378cm" draw:start-shape="id10" draw:end-shape="id10" svg:d="M18235 9378z" svg:viewBox="0 0 1 1">
            <text:p/>
          </draw:connector>
        </draw:g>
        <draw:line draw:style-name="gr3" draw:text-style-name="P1" draw:layer="layout" svg:x1="18.362cm" svg:y1="3.675cm" svg:x2="22.807cm" svg:y2="3.675cm">
          <text:p/>
        </draw:line>
        <draw:frame draw:style-name="gr6" draw:text-style-name="P2" draw:layer="layout" svg:width="2.75cm" svg:height="0.734cm" svg:x="19.727cm" svg:y="2.914cm">
          <draw:text-box>
            <text:p><text:span text:style-name="T1">!data_ready</text:span></text:p>
          </draw:text-box>
        </draw:frame>
        <draw:line draw:style-name="gr3" draw:text-style-name="P1" draw:layer="layout" svg:x1="22.934cm" svg:y1="4.81cm" svg:x2="18.235cm" svg:y2="4.81cm">
          <text:p/>
        </draw:line>
        <draw:frame draw:style-name="gr6" draw:text-style-name="P2" draw:layer="layout" svg:width="2.631cm" svg:height="0.734cm" svg:x="19.295cm" svg:y="4.838cm">
          <draw:text-box>
            <text:p><text:span text:style-name="T1">data_ready</text:span></text:p>
          </draw:text-box>
        </draw:frame>
        <draw:line draw:style-name="gr3" draw:text-style-name="P1" draw:layer="layout" svg:x1="15.949cm" svg:y1="5.064cm" svg:x2="10.361cm" svg:y2="7.858cm">
          <text:p/>
        </draw:line>
        <draw:line draw:style-name="gr3" draw:text-style-name="P1" draw:layer="layout" svg:x1="11.377cm" svg:y1="9.382cm" svg:x2="15.06cm" svg:y2="9.382cm">
          <text:p/>
        </draw:line>
        <draw:line draw:style-name="gr3" draw:text-style-name="P1" draw:layer="layout" svg:x1="18.362cm" svg:y1="9.255cm" svg:x2="21.32cm" svg:y2="9.128cm">
          <text:p/>
        </draw:line>
        <draw:line draw:style-name="gr3" draw:text-style-name="P1" draw:layer="layout" svg:x1="22.971cm" svg:y1="10.398cm" svg:x2="22.971cm" svg:y2="12.557cm">
          <text:p/>
        </draw:line>
        <draw:line draw:style-name="gr3" draw:text-style-name="P1" draw:layer="layout" svg:x1="21.447cm" svg:y1="14.208cm" svg:x2="18.399cm" svg:y2="14.208cm">
          <text:p/>
        </draw:line>
        <draw:line draw:style-name="gr3" draw:text-style-name="P1" draw:layer="layout" svg:x1="15.06cm" svg:y1="14.208cm" svg:x2="11.25cm" svg:y2="14.208cm">
          <text:p/>
        </draw:line>
        <draw:line draw:style-name="gr3" draw:text-style-name="P1" draw:layer="layout" svg:x1="9.599cm" svg:y1="15.478cm" svg:x2="9.599cm" svg:y2="17.383cm">
          <text:p/>
        </draw:line>
        <draw:g>
          <draw:g xml:id="id11" draw:id="id11">
            <draw:custom-shape draw:style-name="gr1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3" draw:text-style-name="P1" draw:layer="layout" draw:type="curve" svg:x1="4.048cm" svg:y1="3.559cm" svg:x2="4.048cm" svg:y2="3.559cm" draw:start-shape="id11" draw:end-shape="id11" svg:d="M4048 3559z" svg:viewBox="0 0 1 1">
            <text:p/>
          </draw:connector>
        </draw:g>
        <draw:g>
          <draw:g xml:id="id12" draw:id="id12">
            <draw:custom-shape draw:style-name="gr1" draw:text-style-name="P1" draw:layer="layout" svg:width="3.048cm" svg:height="3.048cm" svg:x="1.127cm" svg:y="7.5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47cm" svg:height="1.604cm" svg:x="1.658cm" svg:y="8.355cm">
              <draw:text-box>
                <text:p>Wait</text:p>
              </draw:text-box>
            </draw:frame>
          </draw:g>
          <draw:connector draw:style-name="gr3" draw:text-style-name="P1" draw:layer="layout" draw:type="curve" svg:x1="4.175cm" svg:y1="9.119cm" svg:x2="4.175cm" svg:y2="9.119cm" draw:start-shape="id12" draw:end-shape="id12" svg:d="M4175 911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.9324612613673cm 8.2873885539916cm)" svg:viewBox="0 0 937 1084" svg:d="M0 1084c1539 2 718-1084 718-1084">
            <text:p/>
          </draw:path>
          <draw:frame draw:style-name="gr5" draw:text-style-name="P2" draw:layer="layout" svg:width="2.921cm" svg:height="0.885cm" svg:x="3.54cm" svg:y="6.964cm">
            <draw:text-box>
              <text:p><text:span text:style-name="T1">!LC_ready</text:span></text:p>
            </draw:text-box>
          </draw:frame>
        </draw:g>
        <draw:g>
          <draw:g xml:id="id13" draw:id="id13">
            <draw:custom-shape draw:style-name="gr1" draw:text-style-name="P1" draw:layer="layout" svg:width="3.048cm" svg:height="3.048cm" svg:x="1.154cm" svg:y="12.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685cm" svg:y="13.5cm">
              <draw:text-box>
                <text:p>LC2</text:p>
              </draw:text-box>
            </draw:frame>
          </draw:g>
          <draw:connector draw:style-name="gr3" draw:text-style-name="P1" draw:layer="layout" draw:type="curve" svg:x1="4.202cm" svg:y1="14.264cm" svg:x2="4.202cm" svg:y2="14.264cm" draw:start-shape="id13" draw:end-shape="id13" svg:d="M4202 14264z" svg:viewBox="0 0 1 1">
            <text:p/>
          </draw:connector>
        </draw:g>
        <draw:line draw:style-name="gr3" draw:text-style-name="P1" draw:layer="layout" svg:x1="8.366cm" svg:y1="3.794cm" svg:x2="4.175cm" svg:y2="3.794cm">
          <text:p/>
        </draw:line>
        <draw:line draw:style-name="gr3" draw:text-style-name="P1" draw:layer="layout" svg:x1="2.524cm" svg:y1="5.064cm" svg:x2="2.524cm" svg:y2="7.604cm">
          <text:p/>
        </draw:line>
        <draw:line draw:style-name="gr3" draw:text-style-name="P1" draw:layer="layout" svg:x1="2.524cm" svg:y1="10.779cm" svg:x2="2.524cm" svg:y2="12.811cm">
          <text:p/>
        </draw:line>
        <draw:line draw:style-name="gr3" draw:text-style-name="P1" draw:layer="layout" svg:x1="3.794cm" svg:y1="13.192cm" svg:x2="8.747cm" svg:y2="5.191cm">
          <text:p/>
        </draw:line>
        <draw:line draw:style-name="gr3" draw:text-style-name="P1" draw:layer="layout" svg:x1="11.441cm" svg:y1="3.921cm" svg:x2="15.378cm" svg:y2="3.921cm">
          <text:p/>
        </draw:line>
        <draw:frame draw:style-name="gr7" draw:text-style-name="P2" draw:layer="layout" svg:width="3.175cm" svg:height="0.725cm" svg:x="4.937cm" svg:y="3.069cm">
          <draw:text-box>
            <text:p><text:span text:style-name="T1">LC_ready</text:span></text:p>
          </draw:text-box>
        </draw:frame>
        <draw:frame draw:style-name="gr8" draw:text-style-name="P2" draw:layer="layout" svg:width="2.344cm" svg:height="0.725cm" svg:x="1.704cm" svg:y="11.16cm">
          <draw:text-box>
            <text:p><text:span text:style-name="T1">LC_ready</text:span></text:p>
          </draw:text-box>
        </draw:frame>
        <draw:frame draw:style-name="gr6" draw:text-style-name="P2" draw:layer="layout" svg:width="2.631cm" svg:height="0.734cm" svg:x="12.085cm" svg:y="3.159cm">
          <draw:text-box>
            <text:p><text:span text:style-name="T1">data_ready</text:span></text:p>
          </draw:text-box>
        </draw:frame>
        <draw:frame draw:style-name="gr8" draw:text-style-name="P2" draw:layer="layout" svg:width="2.631cm" svg:height="0.725cm" svg:x="11.922cm" svg:y="6.334cm">
          <draw:text-box>
            <text:p><text:span text:style-name="T1">data_ready</text:span></text:p>
          </draw:text-box>
        </draw:frame>
        <draw:connector draw:style-name="gr3" draw:text-style-name="P1" draw:layer="layout" draw:type="curve" svg:x1="11.504cm" svg:y1="18.776cm" svg:x2="11.504cm" svg:y2="18.776cm" draw:start-shape="id14" draw:start-glue-point="1" draw:end-shape="id14" draw:end-glue-point="1" svg:d="M11504 18776z" svg:viewBox="0 0 1 1">
          <text:p/>
        </draw:connector>
        <draw:connector draw:style-name="gr3" draw:text-style-name="P1" draw:layer="layout" draw:type="curve" draw:line-skew="6.683cm" svg:x1="11.594cm" svg:y1="19.032cm" svg:x2="25.959cm" svg:y2="4.399cm" svg:d="M11594 19032c0-949 14365 6367 14365-14633" svg:viewBox="0 0 14366 15126">
          <text:p/>
        </draw:connector>
        <draw:frame draw:style-name="gr8" draw:layer="layout" svg:width="0.925cm" svg:height="0.962cm" svg:x="17.637cm" svg:y="19.034cm">
          <draw:text-box>
            <text:p>V</text:p>
          </draw:text-box>
        </draw:frame>
        <draw:connector draw:style-name="gr3" draw:text-style-name="P1" draw:layer="layout" draw:type="curve" svg:x1="8.456cm" svg:y1="18.776cm" svg:x2="8.726cm" svg:y2="5.08cm" draw:start-shape="id14" draw:start-glue-point="3" svg:d="M8456 18776c-751 0-886-13696 270-13696" svg:viewBox="0 0 852 13697">
          <text:p/>
        </draw:connector>
        <draw:frame draw:style-name="gr8" draw:layer="layout" svg:width="1.103cm" svg:height="0.962cm" svg:x="6.842cm" svg:y="16.494cm">
          <draw:text-box>
            <text:p>!V</text:p>
          </draw:text-box>
        </draw:frame>
        <draw:line draw:style-name="gr3" draw:text-style-name="P1" draw:layer="layout" svg:x1="17.637cm" svg:y1="13.065cm" svg:x2="23.225cm" svg:y2="5.191cm">
          <text:p/>
        </draw:line>
        <draw:frame draw:style-name="gr8" draw:layer="layout" svg:width="0.925cm" svg:height="0.962cm" svg:x="18.912cm" svg:y="10.95cm">
          <draw:text-box>
            <text:p>V</text:p>
          </draw:text-box>
        </draw:frame>
        <draw:frame draw:style-name="gr8" draw:layer="layout" svg:width="1.103cm" svg:height="0.962cm" svg:x="12.684cm" svg:y="13.227cm">
          <draw:text-box>
            <text:p>!V</text:p>
          </draw:text-box>
        </draw:frame>
      </draw:page>
      <draw:page draw:name="page2" draw:style-name="dp1" draw:master-page-name="Default">
        <draw:frame draw:style-name="standard" draw:layer="layout" svg:width="25.375cm" svg:height="14.407cm" svg:x="1.697cm" svg:y="2.6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cnt_up</text:p>
              </table:table-cell>
              <table:table-cell>
                <text:p>clear</text:p>
              </table:table-cell>
              <table:table-cell table:style-name="ce2">
                <text:p><text:span text:style-name="T2">modwait</text:span></text:p>
              </table:table-cell>
              <table:table-cell>
                <text:p>Op[2:0]</text:p>
              </table:table-cell>
              <table:table-cell table:style-name="ce3">
                <text:p><text:span text:style-name="T3">Src1[3:0]</text:span></text:p>
              </table:table-cell>
              <table:table-cell table:style-name="ce3">
                <text:p><text:span text:style-name="T3">Src2[3:0]</text:span></text:p>
              </table:table-cell>
              <table:table-cell>
                <text:p>dest</text:p>
              </table:table-cell>
              <table:table-cell>
                <text:p>err</text:p>
              </table:table-cell>
            </table:table-row>
            <table:table-row table:style-name="ro1" table:default-cell-style-name="ce1">
              <table:table-cell>
                <text:p>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tor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1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zero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add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ub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e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LC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4?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Wai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LC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5?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g>
          <draw:g xml:id="id15" draw:id="id15">
            <draw:custom-shape draw:style-name="gr1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3" draw:text-style-name="P1" draw:layer="layout" draw:type="curve" svg:x1="25.855cm" svg:y1="4.175cm" svg:x2="25.855cm" svg:y2="4.175cm" draw:start-shape="id15" draw:end-shape="id15" svg:d="M25855 4175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5" draw:text-style-name="P2" draw:layer="layout" svg:width="2.921cm" svg:height="0.885cm" svg:x="25.22cm" svg:y="2.02cm">
            <draw:text-box>
              <text:p><text:span text:style-name="T1">!data_ready</text:span></text:p>
            </draw:text-box>
          </draw:frame>
        </draw:g>
        <draw:g>
          <draw:g xml:id="id16" draw:id="id16">
            <draw:custom-shape draw:style-name="gr1" draw:text-style-name="P1" draw:layer="layout" svg:width="3.048cm" svg:height="3.048cm" svg:x="24.1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24.678cm" svg:y="13.19cm">
              <draw:text-box>
                <text:p>mull1</text:p>
              </draw:text-box>
            </draw:frame>
          </draw:g>
          <draw:connector draw:style-name="gr3" draw:text-style-name="P1" draw:layer="layout" draw:type="curve" svg:x1="27.195cm" svg:y1="13.954cm" svg:x2="27.195cm" svg:y2="13.954cm" draw:start-shape="id16" draw:end-shape="id16" svg:d="M27195 13954z" svg:viewBox="0 0 1 1">
            <text:p/>
          </draw:connector>
        </draw:g>
        <draw:g>
          <draw:g xml:id="id17" draw:id="id17">
            <draw:custom-shape draw:style-name="gr1" draw:text-style-name="P1" draw:layer="layout" svg:width="3.048cm" svg:height="3.048cm" svg:x="5.826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34cm" svg:height="1.604cm" svg:x="6.357cm" svg:y="8.618cm">
              <draw:text-box>
                <text:p>zero</text:p>
              </draw:text-box>
            </draw:frame>
          </draw:g>
          <draw:connector draw:style-name="gr3" draw:text-style-name="P1" draw:layer="layout" draw:type="curve" svg:x1="8.874cm" svg:y1="9.382cm" svg:x2="8.874cm" svg:y2="9.382cm" draw:start-shape="id17" draw:end-shape="id17" svg:d="M8874 9382z" svg:viewBox="0 0 1 1">
            <text:p/>
          </draw:connector>
        </draw:g>
        <draw:g>
          <draw:g xml:id="id18" draw:id="id18">
            <draw:custom-shape draw:style-name="gr1" draw:text-style-name="P1" draw:layer="layout" svg:width="3.048cm" svg:height="3.048cm" svg:x="19.68cm" svg:y="12.5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07cm" svg:height="1.604cm" svg:x="20.211cm" svg:y="13.317cm">
              <draw:text-box>
                <text:p>add1</text:p>
              </draw:text-box>
            </draw:frame>
          </draw:g>
          <draw:connector draw:style-name="gr3" draw:text-style-name="P1" draw:layer="layout" draw:type="curve" svg:x1="22.728cm" svg:y1="14.081cm" svg:x2="22.728cm" svg:y2="14.081cm" draw:start-shape="id18" draw:end-shape="id18" svg:d="M22728 14081z" svg:viewBox="0 0 1 1">
            <text:p/>
          </draw:connector>
        </draw:g>
        <draw:g>
          <draw:g xml:id="id19" draw:id="id19">
            <draw:custom-shape draw:style-name="gr1" draw:text-style-name="P1" draw:layer="layout" svg:width="3.048cm" svg:height="3.048cm" svg:x="14.716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247cm" svg:y="8.745cm">
              <draw:text-box>
                <text:p>sort2</text:p>
              </draw:text-box>
            </draw:frame>
          </draw:g>
          <draw:connector draw:style-name="gr3" draw:text-style-name="P1" draw:layer="layout" draw:type="curve" svg:x1="17.764cm" svg:y1="9.509cm" svg:x2="17.764cm" svg:y2="9.509cm" draw:start-shape="id19" draw:end-shape="id19" svg:d="M17764 9509z" svg:viewBox="0 0 1 1">
            <text:p/>
          </draw:connector>
        </draw:g>
        <draw:g>
          <draw:g xml:id="id20" draw:id="id20">
            <draw:custom-shape draw:style-name="gr1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3" draw:text-style-name="P1" draw:layer="layout" draw:type="curve" svg:x1="18.362cm" svg:y1="3.917cm" svg:x2="18.362cm" svg:y2="3.917cm" draw:start-shape="id20" draw:end-shape="id20" svg:d="M18362 3917z" svg:viewBox="0 0 1 1">
            <text:p/>
          </draw:connector>
        </draw:g>
        <draw:g>
          <draw:g xml:id="id21" draw:id="id21">
            <draw:custom-shape draw:style-name="gr1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3" draw:text-style-name="P1" draw:layer="layout" draw:type="curve" svg:x1="11.377cm" svg:y1="3.79cm" svg:x2="11.377cm" svg:y2="3.79cm" draw:start-shape="id21" draw:end-shape="id21" svg:d="M11377 379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5" draw:text-style-name="P2" draw:layer="layout" svg:width="2.921cm" svg:height="0.885cm" svg:x="10.742cm" svg:y="1.635cm">
            <draw:text-box>
              <text:p><text:span text:style-name="T1">!data_ready</text:span></text:p>
            </draw:text-box>
          </draw:frame>
        </draw:g>
        <draw:g>
          <draw:g xml:id="id22" draw:id="id22">
            <draw:custom-shape draw:style-name="gr1" draw:text-style-name="P1" draw:layer="layout" svg:width="3.048cm" svg:height="3.048cm" svg:x="10.271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0.802cm" svg:y="8.618cm">
              <draw:text-box>
                <text:p>sort1</text:p>
              </draw:text-box>
            </draw:frame>
          </draw:g>
          <draw:connector draw:style-name="gr3" draw:text-style-name="P1" draw:layer="layout" draw:type="curve" svg:x1="13.319cm" svg:y1="9.382cm" svg:x2="13.319cm" svg:y2="9.382cm" draw:start-shape="id22" draw:end-shape="id22" svg:d="M13319 9382z" svg:viewBox="0 0 1 1">
            <text:p/>
          </draw:connector>
        </draw:g>
        <draw:line draw:style-name="gr3" draw:text-style-name="P1" draw:layer="layout" svg:x1="18.362cm" svg:y1="3.675cm" svg:x2="22.807cm" svg:y2="3.675cm">
          <text:p/>
        </draw:line>
        <draw:frame draw:style-name="gr6" draw:text-style-name="P2" draw:layer="layout" svg:width="2.75cm" svg:height="0.734cm" svg:x="19.727cm" svg:y="2.914cm">
          <draw:text-box>
            <text:p><text:span text:style-name="T1">!data_ready</text:span></text:p>
          </draw:text-box>
        </draw:frame>
        <draw:line draw:style-name="gr3" draw:text-style-name="P1" draw:layer="layout" svg:x1="22.934cm" svg:y1="4.81cm" svg:x2="18.235cm" svg:y2="4.81cm">
          <text:p/>
        </draw:line>
        <draw:frame draw:style-name="gr6" draw:text-style-name="P2" draw:layer="layout" svg:width="2.631cm" svg:height="0.734cm" svg:x="19.295cm" svg:y="4.838cm">
          <draw:text-box>
            <text:p><text:span text:style-name="T1">data_ready</text:span></text:p>
          </draw:text-box>
        </draw:frame>
        <draw:line draw:style-name="gr3" draw:text-style-name="P1" draw:layer="layout" svg:x1="15.949cm" svg:y1="5.064cm" svg:x2="7.985cm" svg:y2="7.985cm">
          <text:p/>
        </draw:line>
        <draw:line draw:style-name="gr3" draw:text-style-name="P1" draw:layer="layout" svg:x1="8.874cm" svg:y1="9.509cm" svg:x2="10.271cm" svg:y2="9.509cm">
          <text:p/>
        </draw:line>
        <draw:line draw:style-name="gr3" draw:text-style-name="P1" draw:layer="layout" svg:x1="25.43cm" svg:y1="11.033cm" svg:x2="25.43cm" svg:y2="12.43cm">
          <text:p/>
        </draw:line>
        <draw:line draw:style-name="gr3" draw:text-style-name="P1" draw:layer="layout" svg:x1="24.114cm" svg:y1="14.081cm" svg:x2="22.717cm" svg:y2="14.081cm">
          <text:p/>
        </draw:line>
        <draw:g>
          <draw:g xml:id="id23" draw:id="id23">
            <draw:custom-shape draw:style-name="gr1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3" draw:text-style-name="P1" draw:layer="layout" draw:type="curve" svg:x1="4.048cm" svg:y1="3.559cm" svg:x2="4.048cm" svg:y2="3.559cm" draw:start-shape="id23" draw:end-shape="id23" svg:d="M4048 3559z" svg:viewBox="0 0 1 1">
            <text:p/>
          </draw:connector>
        </draw:g>
        <draw:g>
          <draw:g xml:id="id24" draw:id="id24">
            <draw:custom-shape draw:style-name="gr1" draw:text-style-name="P1" draw:layer="layout" svg:width="3.048cm" svg:height="3.048cm" svg:x="1.027cm" svg:y="5.4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98cm" svg:height="1.604cm" svg:x="1.558cm" svg:y="6.255cm">
              <draw:text-box>
                <text:p>Wait1</text:p>
              </draw:text-box>
            </draw:frame>
          </draw:g>
          <draw:connector draw:style-name="gr3" draw:text-style-name="P1" draw:layer="layout" draw:type="curve" svg:x1="4.075cm" svg:y1="7.019cm" svg:x2="4.075cm" svg:y2="7.019cm" draw:start-shape="id24" draw:end-shape="id24" svg:d="M4075 701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.8324612613673cm 6.1873885539916cm)" svg:viewBox="0 0 937 1084" svg:d="M0 1084c1539 2 718-1084 718-1084">
            <text:p/>
          </draw:path>
          <draw:frame draw:style-name="gr5" draw:text-style-name="P2" draw:layer="layout" svg:width="2.921cm" svg:height="0.885cm" svg:x="3.44cm" svg:y="4.864cm">
            <draw:text-box>
              <text:p><text:span text:style-name="T1">!LC_ready</text:span></text:p>
            </draw:text-box>
          </draw:frame>
        </draw:g>
        <draw:g>
          <draw:g xml:id="id25" draw:id="id25">
            <draw:custom-shape draw:style-name="gr1" draw:text-style-name="P1" draw:layer="layout" svg:width="3.048cm" svg:height="3.048cm" svg:x="1.154cm" svg:y="9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685cm" svg:y="10.4cm">
              <draw:text-box>
                <text:p>LC2</text:p>
              </draw:text-box>
            </draw:frame>
          </draw:g>
          <draw:connector draw:style-name="gr3" draw:text-style-name="P1" draw:layer="layout" draw:type="curve" svg:x1="4.202cm" svg:y1="11.164cm" svg:x2="4.202cm" svg:y2="11.164cm" draw:start-shape="id25" draw:end-shape="id25" svg:d="M4202 11164z" svg:viewBox="0 0 1 1">
            <text:p/>
          </draw:connector>
        </draw:g>
        <draw:line draw:style-name="gr3" draw:text-style-name="P1" draw:layer="layout" svg:x1="8.366cm" svg:y1="3.794cm" svg:x2="4.175cm" svg:y2="3.794cm">
          <text:p/>
        </draw:line>
        <draw:line draw:style-name="gr3" draw:text-style-name="P1" draw:layer="layout" svg:x1="2.524cm" svg:y1="5.064cm" svg:x2="2.524cm" svg:y2="5.699cm">
          <text:p/>
        </draw:line>
        <draw:line draw:style-name="gr3" draw:text-style-name="P1" draw:layer="layout" svg:x1="2.524cm" svg:y1="8.493cm" svg:x2="2.524cm" svg:y2="9.636cm">
          <text:p/>
        </draw:line>
        <draw:line draw:style-name="gr3" draw:text-style-name="P1" draw:layer="layout" svg:x1="11.441cm" svg:y1="3.921cm" svg:x2="15.378cm" svg:y2="3.921cm">
          <text:p/>
        </draw:line>
        <draw:frame draw:style-name="gr7" draw:text-style-name="P2" draw:layer="layout" svg:width="3.175cm" svg:height="0.725cm" svg:x="4.937cm" svg:y="3.069cm">
          <draw:text-box>
            <text:p><text:span text:style-name="T1">LC_ready</text:span></text:p>
          </draw:text-box>
        </draw:frame>
        <draw:frame draw:style-name="gr8" draw:text-style-name="P2" draw:layer="layout" svg:width="2.344cm" svg:height="0.725cm" svg:x="1.704cm" svg:y="8.56cm">
          <draw:text-box>
            <text:p><text:span text:style-name="T1">LC_ready</text:span></text:p>
          </draw:text-box>
        </draw:frame>
        <draw:frame draw:style-name="gr6" draw:text-style-name="P2" draw:layer="layout" svg:width="2.631cm" svg:height="0.734cm" svg:x="12.085cm" svg:y="3.159cm">
          <draw:text-box>
            <text:p><text:span text:style-name="T1">data_ready</text:span></text:p>
          </draw:text-box>
        </draw:frame>
        <draw:frame draw:style-name="gr9" draw:text-style-name="P2" draw:layer="layout" svg:width="2.631cm" svg:height="5.932cm" svg:x="12.684cm" svg:y="1cm">
          <draw:text-box>
            <text:p><text:span text:style-name="T1">data_ready</text:span></text:p>
          </draw:text-box>
        </draw:frame>
        <draw:line draw:style-name="gr3" draw:text-style-name="P1" draw:layer="layout" svg:x1="17.764cm" svg:y1="9.509cm" svg:x2="19.161cm" svg:y2="9.509cm">
          <text:p/>
        </draw:line>
        <draw:line draw:style-name="gr3" draw:text-style-name="P1" draw:layer="layout" svg:x1="13.319cm" svg:y1="9.509cm" svg:x2="14.716cm" svg:y2="9.509cm">
          <text:p/>
        </draw:line>
        <draw:g>
          <draw:g xml:id="id26" draw:id="id26">
            <draw:custom-shape draw:style-name="gr1" draw:text-style-name="P1" draw:layer="layout" svg:width="3.048cm" svg:height="3.048cm" svg:x="23.606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24.137cm" svg:y="8.745cm">
              <draw:text-box>
                <text:p>sort4</text:p>
              </draw:text-box>
            </draw:frame>
          </draw:g>
          <draw:connector draw:style-name="gr3" draw:text-style-name="P1" draw:layer="layout" draw:type="curve" svg:x1="26.654cm" svg:y1="9.509cm" svg:x2="26.654cm" svg:y2="9.509cm" draw:start-shape="id26" draw:end-shape="id26" svg:d="M26654 9509z" svg:viewBox="0 0 1 1">
            <text:p/>
          </draw:connector>
        </draw:g>
        <draw:g>
          <draw:g xml:id="id27" draw:id="id27">
            <draw:custom-shape draw:style-name="gr1" draw:text-style-name="P1" draw:layer="layout" svg:width="3.048cm" svg:height="3.048cm" svg:x="19.161cm" svg:y="7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12cm" svg:height="1.604cm" svg:x="19.692cm" svg:y="8.618cm">
              <draw:text-box>
                <text:p>sort3</text:p>
              </draw:text-box>
            </draw:frame>
          </draw:g>
          <draw:connector draw:style-name="gr3" draw:text-style-name="P1" draw:layer="layout" draw:type="curve" svg:x1="22.209cm" svg:y1="9.382cm" svg:x2="22.209cm" svg:y2="9.382cm" draw:start-shape="id27" draw:end-shape="id27" svg:d="M22209 9382z" svg:viewBox="0 0 1 1">
            <text:p/>
          </draw:connector>
        </draw:g>
        <draw:line draw:style-name="gr3" draw:text-style-name="P1" draw:layer="layout" svg:x1="22.209cm" svg:y1="9.509cm" svg:x2="23.606cm" svg:y2="9.509cm">
          <text:p/>
        </draw:line>
        <draw:line draw:style-name="gr3" draw:text-style-name="P1" draw:layer="layout" svg:x1="19.796cm" svg:y1="14.208cm" svg:x2="18.399cm" svg:y2="14.208cm">
          <text:p/>
        </draw:line>
        <draw:g>
          <draw:g xml:id="id28" draw:id="id28">
            <draw:custom-shape draw:style-name="gr1" draw:text-style-name="P1" draw:layer="layout" svg:width="3.048cm" svg:height="3.048cm" svg:x="15.384cm" svg:y="12.6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15.915cm" svg:y="13.444cm">
              <draw:text-box>
                <text:p>mull2</text:p>
              </draw:text-box>
            </draw:frame>
          </draw:g>
          <draw:connector draw:style-name="gr3" draw:text-style-name="P1" draw:layer="layout" draw:type="curve" svg:x1="18.432cm" svg:y1="14.208cm" svg:x2="18.432cm" svg:y2="14.208cm" draw:start-shape="id28" draw:end-shape="id28" svg:d="M18432 14208z" svg:viewBox="0 0 1 1">
            <text:p/>
          </draw:connector>
        </draw:g>
        <draw:g>
          <draw:g xml:id="id29" draw:id="id29">
            <draw:custom-shape draw:style-name="gr1" draw:text-style-name="P1" draw:layer="layout" svg:width="3.048cm" svg:height="3.048cm" svg:x="10.917cm" svg:y="12.8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74cm" svg:height="1.604cm" svg:x="11.448cm" svg:y="13.571cm">
              <draw:text-box>
                <text:p>sub1</text:p>
              </draw:text-box>
            </draw:frame>
          </draw:g>
          <draw:connector draw:style-name="gr3" draw:text-style-name="P1" draw:layer="layout" draw:type="curve" svg:x1="13.965cm" svg:y1="14.335cm" svg:x2="13.965cm" svg:y2="14.335cm" draw:start-shape="id29" draw:end-shape="id29" svg:d="M13965 14335z" svg:viewBox="0 0 1 1">
            <text:p/>
          </draw:connector>
        </draw:g>
        <draw:line draw:style-name="gr3" draw:text-style-name="P1" draw:layer="layout" svg:x1="15.351cm" svg:y1="14.335cm" svg:x2="13.954cm" svg:y2="14.335cm">
          <text:p/>
        </draw:line>
        <draw:g>
          <draw:g xml:id="id30" draw:id="id30">
            <draw:custom-shape draw:style-name="gr1" draw:text-style-name="P1" draw:layer="layout" svg:width="3.048cm" svg:height="3.048cm" svg:x="15.351cm" svg:y="18.1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907cm" svg:height="1.604cm" svg:x="15.882cm" svg:y="18.905cm">
              <draw:text-box>
                <text:p>add2</text:p>
              </draw:text-box>
            </draw:frame>
          </draw:g>
          <draw:connector draw:style-name="gr3" draw:text-style-name="P1" draw:layer="layout" draw:type="curve" svg:x1="18.399cm" svg:y1="19.669cm" svg:x2="18.399cm" svg:y2="19.669cm" draw:start-shape="id30" draw:end-shape="id30" svg:d="M18399 19669z" svg:viewBox="0 0 1 1">
            <text:p/>
          </draw:connector>
        </draw:g>
        <draw:g>
          <draw:g xml:id="id31" draw:id="id31">
            <draw:custom-shape draw:style-name="gr1" draw:text-style-name="P1" draw:layer="layout" svg:width="3.048cm" svg:height="3.048cm" svg:x="10.906cm" svg:y="18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11.437cm" svg:y="19.032cm">
              <draw:text-box>
                <text:p>mull3</text:p>
              </draw:text-box>
            </draw:frame>
          </draw:g>
          <draw:connector draw:style-name="gr3" draw:text-style-name="P1" draw:layer="layout" draw:type="curve" svg:x1="13.954cm" svg:y1="19.796cm" svg:x2="13.954cm" svg:y2="19.796cm" draw:start-shape="id31" draw:end-shape="id31" svg:d="M13954 19796z" svg:viewBox="0 0 1 1">
            <text:p/>
          </draw:connector>
        </draw:g>
        <draw:g>
          <draw:g xml:id="id32" draw:id="id32">
            <draw:custom-shape draw:style-name="gr1" draw:text-style-name="P1" draw:layer="layout" svg:width="3.048cm" svg:height="3.048cm" svg:x="24.215cm" svg:y="18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874cm" svg:height="1.604cm" svg:x="24.746cm" svg:y="18.854cm">
              <draw:text-box>
                <text:p>sub2</text:p>
              </draw:text-box>
            </draw:frame>
          </draw:g>
          <draw:connector draw:style-name="gr3" draw:text-style-name="P1" draw:layer="layout" draw:type="curve" svg:x1="27.263cm" svg:y1="19.618cm" svg:x2="27.263cm" svg:y2="19.618cm" draw:start-shape="id32" draw:end-shape="id32" svg:d="M27263 19618z" svg:viewBox="0 0 1 1">
            <text:p/>
          </draw:connector>
        </draw:g>
        <draw:g>
          <draw:g xml:id="id33" draw:id="id33">
            <draw:custom-shape draw:style-name="gr1" draw:text-style-name="P1" draw:layer="layout" svg:width="3.048cm" svg:height="3.048cm" svg:x="19.716cm" svg:y="18.1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13cm" svg:height="1.604cm" svg:x="20.247cm" svg:y="18.862cm">
              <draw:text-box>
                <text:p>mull4</text:p>
              </draw:text-box>
            </draw:frame>
          </draw:g>
          <draw:connector draw:style-name="gr3" draw:text-style-name="P1" draw:layer="layout" draw:type="curve" svg:x1="22.764cm" svg:y1="19.626cm" svg:x2="22.764cm" svg:y2="19.626cm" draw:start-shape="id33" draw:end-shape="id33" svg:d="M22764 19626z" svg:viewBox="0 0 1 1">
            <text:p/>
          </draw:connector>
        </draw:g>
        <draw:line draw:style-name="gr3" draw:text-style-name="P1" draw:layer="layout" svg:x1="22.791cm" svg:y1="19.753cm" svg:x2="24.188cm" svg:y2="19.753cm">
          <text:p/>
        </draw:line>
        <draw:line draw:style-name="gr3" draw:text-style-name="P1" draw:layer="layout" svg:x1="12.542cm" svg:y1="15.859cm" svg:x2="12.557cm" svg:y2="18.272cm">
          <text:p/>
        </draw:line>
        <draw:frame draw:style-name="gr8" draw:text-style-name="P2" draw:layer="layout" svg:width="0.904cm" svg:height="0.725cm" svg:x="18.707cm" svg:y="13.419cm">
          <draw:text-box>
            <text:p><text:span text:style-name="T1">!V</text:span></text:p>
          </draw:text-box>
        </draw:frame>
        <draw:frame draw:style-name="gr8" draw:text-style-name="P2" draw:layer="layout" svg:width="0.904cm" svg:height="0.725cm" svg:x="18.78cm" svg:y="18.69cm">
          <draw:text-box>
            <text:p><text:span text:style-name="T1">!V</text:span></text:p>
          </draw:text-box>
        </draw:frame>
        <draw:frame draw:style-name="gr8" draw:text-style-name="P2" draw:layer="layout" svg:width="0.904cm" svg:height="0.725cm" svg:x="11.795cm" svg:y="16.748cm">
          <draw:text-box>
            <text:p><text:span text:style-name="T1">!V</text:span></text:p>
          </draw:text-box>
        </draw:frame>
        <draw:frame draw:style-name="gr10" draw:text-style-name="P2" draw:layer="layout" svg:width="0.904cm" svg:height="0.725cm" svg:x="26.512cm" svg:y="17.51cm">
          <draw:text-box>
            <text:p><text:span text:style-name="T1">!V</text:span></text:p>
          </draw:text-box>
        </draw:frame>
        <draw:frame draw:style-name="gr8" draw:text-style-name="P2" draw:layer="layout" svg:width="1.725cm" svg:height="0.725cm" svg:x="26.072cm" svg:y="16.15cm">
          <draw:text-box>
            <text:p><text:span text:style-name="T1">To idle</text:span></text:p>
          </draw:text-box>
        </draw:frame>
        <draw:frame draw:style-name="gr8" draw:text-style-name="P2" draw:layer="layout" svg:width="1.963cm" svg:height="0.725cm" svg:x="18.341cm" svg:y="16.277cm">
          <draw:text-box>
            <text:p><text:span text:style-name="T1">To eidle</text:span></text:p>
          </draw:text-box>
        </draw:frame>
        <draw:line draw:style-name="gr3" draw:text-style-name="P1" draw:layer="layout" svg:x1="18.399cm" svg:y1="19.542cm" svg:x2="19.796cm" svg:y2="19.542cm">
          <text:p/>
        </draw:line>
        <draw:line draw:style-name="gr3" draw:text-style-name="P1" draw:layer="layout" svg:x1="13.954cm" svg:y1="19.669cm" svg:x2="15.351cm" svg:y2="19.669cm">
          <text:p/>
        </draw:line>
        <draw:line draw:style-name="gr3" draw:text-style-name="P1" draw:layer="layout" svg:x1="26.4cm" svg:y1="18.272cm" svg:x2="26.94cm" svg:y2="17.129cm">
          <text:p/>
        </draw:line>
        <draw:line draw:style-name="gr3" draw:text-style-name="P1" draw:layer="layout" svg:x1="13.573cm" svg:y1="15.605cm" svg:x2="18.018cm" svg:y2="17.002cm">
          <text:p/>
        </draw:line>
        <draw:line draw:style-name="gr3" draw:text-style-name="P1" draw:layer="layout" svg:x1="20.558cm" svg:y1="15.605cm" svg:x2="19.796cm" svg:y2="16.24cm">
          <text:p/>
        </draw:line>
        <draw:line draw:style-name="gr3" draw:text-style-name="P1" draw:layer="layout" svg:x1="17.891cm" svg:y1="18.272cm" svg:x2="18.907cm" svg:y2="17.002cm">
          <text:p/>
        </draw:line>
        <draw:line draw:style-name="gr3" draw:text-style-name="P1" draw:layer="layout" svg:x1="24.622cm" svg:y1="18.399cm" svg:x2="20.431cm" svg:y2="17.002cm">
          <text:p/>
        </draw:line>
        <draw:frame draw:style-name="gr8" draw:text-style-name="P2" draw:layer="layout" svg:width="0.786cm" svg:height="0.725cm" svg:x="14.716cm" svg:y="16.277cm">
          <draw:text-box>
            <text:p><text:span text:style-name="T1">V</text:span></text:p>
          </draw:text-box>
        </draw:frame>
        <draw:frame draw:style-name="gr8" draw:text-style-name="P2" draw:layer="layout" svg:width="0.786cm" svg:height="0.725cm" svg:x="18.248cm" svg:y="17.547cm">
          <draw:text-box>
            <text:p><text:span text:style-name="T1">V</text:span></text:p>
          </draw:text-box>
        </draw:frame>
        <draw:frame draw:style-name="gr8" draw:text-style-name="P2" draw:layer="layout" svg:width="0.786cm" svg:height="0.725cm" svg:x="20.304cm" svg:y="15.769cm">
          <draw:text-box>
            <text:p><text:span text:style-name="T1">V</text:span></text:p>
          </draw:text-box>
        </draw:frame>
        <draw:frame draw:style-name="gr8" draw:text-style-name="P2" draw:layer="layout" svg:width="0.786cm" svg:height="0.725cm" svg:x="20.304cm" svg:y="15.77cm">
          <draw:text-box>
            <text:p><text:span text:style-name="T1">V</text:span></text:p>
          </draw:text-box>
        </draw:frame>
        <draw:g>
          <draw:g xml:id="id34" draw:id="id34">
            <draw:custom-shape draw:style-name="gr1" draw:text-style-name="P1" draw:layer="layout" svg:width="3.048cm" svg:height="3.048cm" svg:x="1.127cm" svg:y="13.1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98cm" svg:height="1.604cm" svg:x="1.658cm" svg:y="13.948cm">
              <draw:text-box>
                <text:p>Wait2</text:p>
              </draw:text-box>
            </draw:frame>
          </draw:g>
          <draw:connector draw:style-name="gr3" draw:text-style-name="P1" draw:layer="layout" draw:type="curve" svg:x1="4.175cm" svg:y1="14.712cm" svg:x2="4.175cm" svg:y2="14.712cm" draw:start-shape="id34" draw:end-shape="id34" svg:d="M4175 14712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.9324612613673cm 13.8803885539916cm)" svg:viewBox="0 0 937 1084" svg:d="M0 1084c1539 2 718-1084 718-1084">
            <text:p/>
          </draw:path>
          <draw:frame draw:style-name="gr5" draw:text-style-name="P2" draw:layer="layout" svg:width="2.921cm" svg:height="0.885cm" svg:x="3.413cm" svg:y="13.954cm">
            <draw:text-box>
              <text:p><text:span text:style-name="T1">!LC_ready</text:span></text:p>
            </draw:text-box>
          </draw:frame>
        </draw:g>
        <draw:g>
          <draw:g xml:id="id35" draw:id="id35">
            <draw:custom-shape draw:style-name="gr1" draw:text-style-name="P1" draw:layer="layout" svg:width="3.048cm" svg:height="3.048cm" svg:x="1.254cm" svg:y="17.3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1.785cm" svg:y="18.093cm">
              <draw:text-box>
                <text:p>LC3</text:p>
              </draw:text-box>
            </draw:frame>
          </draw:g>
          <draw:connector draw:style-name="gr3" draw:text-style-name="P1" draw:layer="layout" draw:type="curve" svg:x1="4.302cm" svg:y1="18.857cm" svg:x2="4.302cm" svg:y2="18.857cm" draw:start-shape="id35" draw:end-shape="id35" svg:d="M4302 18857z" svg:viewBox="0 0 1 1">
            <text:p/>
          </draw:connector>
        </draw:g>
        <draw:line draw:style-name="gr3" draw:text-style-name="P1" draw:layer="layout" svg:x1="2.624cm" svg:y1="12.757cm" svg:x2="2.624cm" svg:y2="13.392cm">
          <text:p/>
        </draw:line>
        <draw:line draw:style-name="gr3" draw:text-style-name="P1" draw:layer="layout" svg:x1="2.624cm" svg:y1="16.186cm" svg:x2="2.624cm" svg:y2="17.329cm">
          <text:p/>
        </draw:line>
        <draw:frame draw:style-name="gr8" draw:text-style-name="P2" draw:layer="layout" svg:width="2.344cm" svg:height="0.725cm" svg:x="1.804cm" svg:y="16.253cm">
          <draw:text-box>
            <text:p><text:span text:style-name="T1">LC_ready</text:span></text:p>
          </draw:text-box>
        </draw:frame>
        <draw:g>
          <draw:g xml:id="id36" draw:id="id36">
            <draw:custom-shape draw:style-name="gr1" draw:text-style-name="P1" draw:layer="layout" svg:width="3.048cm" svg:height="3.048cm" svg:x="5.318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2.098cm" svg:height="1.604cm" svg:x="5.849cm" svg:y="18.012cm">
              <draw:text-box>
                <text:p>Wait3</text:p>
              </draw:text-box>
            </draw:frame>
          </draw:g>
          <draw:connector draw:style-name="gr3" draw:text-style-name="P1" draw:layer="layout" draw:type="curve" svg:x1="8.366cm" svg:y1="18.776cm" svg:x2="8.366cm" svg:y2="18.776cm" draw:start-shape="id36" draw:end-shape="id36" svg:d="M8366 1877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7.12346126136731cm 17.9443885539916cm)" svg:viewBox="0 0 937 1084" svg:d="M0 1084c1539 2 718-1084 718-1084">
            <text:p/>
          </draw:path>
          <draw:frame draw:style-name="gr5" draw:text-style-name="P2" draw:layer="layout" svg:width="2.921cm" svg:height="0.885cm" svg:x="7.731cm" svg:y="16.621cm">
            <draw:text-box>
              <text:p><text:span text:style-name="T1">!LC_ready</text:span></text:p>
            </draw:text-box>
          </draw:frame>
        </draw:g>
        <draw:g xml:id="id38" draw:id="id38">
          <draw:g xml:id="id37" draw:id="id37">
            <draw:custom-shape draw:style-name="gr1" draw:text-style-name="P1" draw:layer="layout" svg:width="3.048cm" svg:height="3.048cm" svg:x="5.318cm" svg:y="13.2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662cm" svg:height="1.604cm" svg:x="5.849cm" svg:y="13.987cm">
              <draw:text-box>
                <text:p>LC4</text:p>
              </draw:text-box>
            </draw:frame>
          </draw:g>
          <draw:connector draw:style-name="gr3" draw:text-style-name="P1" draw:layer="layout" draw:type="curve" svg:x1="8.366cm" svg:y1="14.751cm" svg:x2="8.366cm" svg:y2="14.751cm" draw:start-shape="id37" draw:end-shape="id37" svg:d="M8366 14751z" svg:viewBox="0 0 1 1">
            <text:p/>
          </draw:connector>
        </draw:g>
        <draw:line draw:style-name="gr3" draw:text-style-name="P1" draw:layer="layout" svg:x1="4.302cm" svg:y1="19.034cm" svg:x2="5.318cm" svg:y2="19.034cm">
          <text:p/>
        </draw:line>
        <draw:line draw:style-name="gr3" draw:text-style-name="P1" draw:layer="layout" svg:x1="6.715cm" svg:y1="17.256cm" svg:x2="6.715cm" svg:y2="16.24cm">
          <text:p/>
        </draw:line>
        <draw:frame draw:style-name="gr8" draw:text-style-name="P2" draw:layer="layout" svg:width="2.344cm" svg:height="0.725cm" svg:x="4.556cm" svg:y="16.621cm">
          <draw:text-box>
            <text:p><text:span text:style-name="T1">LC_ready</text:span></text:p>
          </draw:text-box>
        </draw:frame>
        <draw:connector draw:style-name="gr3" draw:text-style-name="P1" draw:layer="layout" draw:type="curve" svg:x1="5.318cm" svg:y1="14.751cm" svg:x2="8.218cm" svg:y2="4.081cm" draw:start-shape="id38" draw:start-glue-point="3" svg:d="M5318 14751c-751 0-2201-10670 2900-10670" svg:viewBox="0 0 3681 10671">
          <text:p/>
        </draw:connector>
      </draw:page>
      <draw:page draw:name="page4" draw:style-name="dp1" draw:master-page-name="Default">
        <draw:frame draw:style-name="standard" draw:layer="layout" svg:width="25.375cm" svg:height="20.296cm" svg:x="1.697cm" svg:y="1.2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3">cnt_up</text:p>
              </table:table-cell>
              <table:table-cell>
                <text:p text:style-name="P3">clear</text:p>
              </table:table-cell>
              <table:table-cell table:style-name="ce2">
                <text:p text:style-name="P3"><text:span text:style-name="T2">modwait</text:span></text:p>
              </table:table-cell>
              <table:table-cell>
                <text:p text:style-name="P3">Op[2:0]</text:p>
              </table:table-cell>
              <table:table-cell table:style-name="ce3">
                <text:p text:style-name="P3"><text:span text:style-name="T3">Src1[3:0]</text:span></text:p>
              </table:table-cell>
              <table:table-cell table:style-name="ce3">
                <text:p text:style-name="P3"><text:span text:style-name="T3">Src2[3:0]</text:span></text:p>
              </table:table-cell>
              <table:table-cell>
                <text:p text:style-name="P3">dest</text:p>
              </table:table-cell>
              <table:table-cell>
                <text:p text:style-name="P3">err</text:p>
              </table:table-cell>
            </table:table-row>
            <table:table-row table:style-name="ro1" table:default-cell-style-name="ce1">
              <table:table-cell>
                <text:p text:style-name="P3">idle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00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store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10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3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zero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01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sort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0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sort2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01</text:p>
              </table:table-cell>
              <table:table-cell>
                <text:p text:style-name="P3">3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>sort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4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5</text:p>
              </table:table-cell>
              <table:table-cell>
                <text:p>0</text:p>
              </table:table-cell>
              <table:table-cell>
                <text:p>4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3">mul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10</text:p>
              </table:table-cell>
              <table:table-cell>
                <text:p text:style-name="P3">1</text:p>
              </table:table-cell>
              <table:table-cell>
                <text:p text:style-name="P3">10</text:p>
              </table:table-cell>
              <table:table-cell>
                <text:p text:style-name="P3">6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add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00</text:p>
              </table:table-cell>
              <table:table-cell>
                <text:p text:style-name="P3">0</text:p>
              </table:table-cell>
              <table:table-cell>
                <text:p text:style-name="P3">6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mul2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10</text:p>
              </table:table-cell>
              <table:table-cell>
                <text:p text:style-name="P3">2</text:p>
              </table:table-cell>
              <table:table-cell>
                <text:p text:style-name="P3">9</text:p>
              </table:table-cell>
              <table:table-cell>
                <text:p text:style-name="P3">6</text:p>
              </table:table-cell>
              <table:table-cell>
                <text:p text:style-name="P3">0</text:p>
              </table:table-cell>
            </table:table-row>
            <table:table-row table:style-name="ro3" table:default-cell-style-name="ce1">
              <table:table-cell>
                <text:p text:style-name="P3">sub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01</text:p>
              </table:table-cell>
              <table:table-cell>
                <text:p text:style-name="P3">0</text:p>
              </table:table-cell>
              <table:table-cell>
                <text:p text:style-name="P3">6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4" table:default-cell-style-name="ce1">
              <table:table-cell>
                <text:p>mul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3</text:p>
              </table:table-cell>
              <table:table-cell>
                <text:p>8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add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1">
              <table:table-cell>
                <text:p>mul4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4</text:p>
              </table:table-cell>
              <table:table-cell>
                <text:p>7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5" table:default-cell-style-name="ce1">
              <table:table-cell>
                <text:p>sub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 text:style-name="P3">eidle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00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LC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11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4?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Wait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00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LC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11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5?</text:p>
              </table:table-cell>
              <table:table-cell>
                <text:p text:style-name="P3">0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g>
          <draw:g>
            <draw:custom-shape draw:style-name="gr11" draw:text-style-name="P1" draw:layer="layout" svg:width="2.023cm" svg:height="4.046cm" svg:x="12.16cm" svg:y="7.805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2" draw:text-style-name="P2" draw:layer="layout" svg:width="1.286cm" svg:height="1.155cm" svg:x="11.886cm" svg:y="8.066cm">
              <draw:text-box>
                <text:p><text:span text:style-name="T1">D</text:span></text:p>
              </draw:text-box>
            </draw:frame>
            <draw:frame draw:style-name="gr13" draw:text-style-name="P2" draw:layer="layout" svg:width="1.326cm" svg:height="1.155cm" svg:x="13.1cm" svg:y="8.066cm">
              <draw:text-box>
                <text:p><text:span text:style-name="T1">Q</text:span></text:p>
              </draw:text-box>
            </draw:frame>
            <draw:line draw:style-name="gr14" draw:text-style-name="P1" draw:layer="layout" svg:x1="12.16cm" svg:y1="10.84cm" svg:x2="12.362cm" svg:y2="11.042cm">
              <text:p/>
            </draw:line>
            <draw:line draw:style-name="gr14" draw:text-style-name="P1" draw:layer="layout" svg:x1="12.16cm" svg:y1="11.244cm" svg:x2="12.362cm" svg:y2="11.042cm">
              <text:p/>
            </draw:line>
            <draw:line draw:style-name="gr14" draw:text-style-name="P1" draw:layer="layout" svg:x1="10.946cm" svg:y1="11.042cm" svg:x2="12.16cm" svg:y2="11.042cm">
              <text:p/>
            </draw:line>
            <draw:line draw:style-name="gr15" draw:text-style-name="P1" draw:layer="layout" svg:x1="11.958cm" svg:y1="11.447cm" svg:x2="11.958cm" svg:y2="10.435cm">
              <text:p/>
            </draw:line>
            <draw:frame draw:style-name="gr16" draw:text-style-name="P2" draw:layer="layout" svg:width="1.771cm" svg:height="1.214cm" svg:x="10.026cm" svg:y="9.828cm">
              <draw:text-box>
                <text:p><text:span text:style-name="T1">Clk</text:span></text:p>
              </draw:text-box>
            </draw:frame>
            <draw:custom-shape draw:style-name="gr1" draw:text-style-name="P1" draw:layer="layout" svg:width="0.405cm" svg:height="0.405cm" svg:x="12.565cm" svg:y="11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" draw:layer="layout" svg:x1="12.767cm" svg:y1="12.256cm" svg:x2="12.767cm" svg:y2="12.661cm">
              <text:p/>
            </draw:line>
            <draw:frame draw:style-name="gr17" draw:text-style-name="P2" draw:layer="layout" svg:width="2.188cm" svg:height="1.214cm" svg:x="12.602cm" svg:y="11.851cm">
              <draw:text-box>
                <text:p><text:span text:style-name="T1">nRst</text:span></text:p>
              </draw:text-box>
            </draw:frame>
          </draw:g>
          <draw:custom-shape draw:style-name="gr11" draw:text-style-name="P1" draw:layer="layout" svg:width="4.046cm" svg:height="5.28cm" svg:x="3.878cm" svg:y="7.65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4.046cm" svg:height="4.993cm" svg:x="18.407cm" svg:y="7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14.161cm" svg:y1="8.675cm" svg:x2="18.427cm" svg:y2="8.67cm">
            <text:p/>
          </draw:line>
          <draw:line draw:style-name="gr14" draw:text-style-name="P1" draw:layer="layout" svg:x1="17.03cm" svg:y1="9.033cm" svg:x2="16.624cm" svg:y2="8.224cm">
            <text:p/>
          </draw:line>
          <draw:frame draw:style-name="gr19" draw:text-style-name="P4" draw:layer="layout" svg:width="2.169cm" svg:height="1.027cm" draw:transform="rotate (1.57219259019649) translate (16.624cm 8.855cm)">
            <draw:text-box>
              <text:p><text:span text:style-name="T4">N-4:0</text:span></text:p>
            </draw:text-box>
          </draw:frame>
          <draw:line draw:style-name="gr14" draw:text-style-name="P1" draw:layer="layout" svg:x1="17.03cm" svg:y1="9.033cm" svg:x2="16.624cm" svg:y2="8.224cm">
            <text:p/>
          </draw:line>
          <draw:line draw:style-name="gr18" draw:text-style-name="P1" draw:layer="layout" svg:x1="7.907cm" svg:y1="8.592cm" svg:x2="12.173cm" svg:y2="8.587cm">
            <text:p/>
          </draw:line>
          <draw:line draw:style-name="gr14" draw:text-style-name="P1" draw:layer="layout" svg:x1="10.758cm" svg:y1="8.995cm" svg:x2="10.352cm" svg:y2="8.186cm">
            <text:p/>
          </draw:line>
          <draw:frame draw:style-name="gr20" draw:text-style-name="P4" draw:layer="layout" svg:width="2.168cm" svg:height="1.028cm" draw:transform="rotate (1.57219259019649) translate (10.352cm 8.816cm)">
            <draw:text-box>
              <text:p><text:span text:style-name="T4">N-4:0</text:span></text:p>
            </draw:text-box>
          </draw:frame>
          <draw:line draw:style-name="gr14" draw:text-style-name="P1" draw:layer="layout" svg:x1="10.758cm" svg:y1="8.995cm" svg:x2="10.352cm" svg:y2="8.186cm">
            <text:p/>
          </draw:line>
          <draw:custom-shape draw:style-name="gr21" draw:text-style-name="P1" draw:layer="layout" svg:width="0.405cm" svg:height="0.405cm" svg:x="15.19cm" svg:y="8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5.393cm" svg:y1="8.67cm" svg:x2="15.393cm" svg:y2="6.242cm">
            <text:p text:style-name="P1"/>
            <text:p text:style-name="P1"/>
            <text:p text:style-name="P1"/>
          </draw:line>
          <draw:line draw:style-name="gr23" draw:text-style-name="P1" draw:layer="layout" svg:x1="6.086cm" svg:y1="6.242cm" svg:x2="15.393cm" svg:y2="6.242cm">
            <text:p/>
          </draw:line>
          <draw:line draw:style-name="gr18" draw:text-style-name="P1" draw:layer="layout" svg:x1="6.086cm" svg:y1="6.242cm" svg:x2="6.089cm" svg:y2="7.688cm">
            <text:p/>
          </draw:line>
          <draw:frame draw:style-name="gr24" draw:text-style-name="P2" draw:layer="layout" svg:width="2.628cm" svg:height="1.41cm" svg:x="14.34cm" svg:y="8.62cm">
            <draw:text-box>
              <text:p><text:span text:style-name="T1">state</text:span></text:p>
            </draw:text-box>
          </draw:frame>
          <draw:frame draw:style-name="gr25" draw:text-style-name="P2" draw:layer="layout" svg:width="2.629cm" svg:height="1.91cm" svg:x="8.039cm" svg:y="8.305cm">
            <draw:text-box>
              <text:p><text:span text:style-name="T1">next_</text:span></text:p>
              <text:p><text:span text:style-name="T1">state</text:span></text:p>
            </draw:text-box>
          </draw:frame>
          <draw:line draw:style-name="gr18" draw:text-style-name="P1" draw:layer="layout" svg:x1="1.23cm" svg:y1="8.679cm" svg:x2="3.86cm" svg:y2="8.679cm">
            <text:p/>
          </draw:line>
          <draw:frame draw:style-name="gr26" draw:text-style-name="P2" draw:layer="layout" svg:width="3.175cm" svg:height="1.016cm" svg:x="0.681cm" svg:y="7.693cm">
            <draw:text-box>
              <text:p><text:span text:style-name="T1">Data_ready</text:span></text:p>
            </draw:text-box>
          </draw:frame>
          <draw:line draw:style-name="gr18" draw:text-style-name="P1" draw:layer="layout" svg:x1="22.502cm" svg:y1="7.887cm" svg:x2="24.901cm" svg:y2="7.887cm">
            <text:p/>
          </draw:line>
          <draw:frame draw:style-name="gr27" draw:text-style-name="P2" draw:layer="layout" svg:width="3.683cm" svg:height="0.891cm" svg:x="24.684cm" svg:y="7.482cm">
            <draw:text-box>
              <text:p><text:span text:style-name="T1">cnt_up</text:span></text:p>
            </draw:text-box>
          </draw:frame>
          <draw:line draw:style-name="gr18" draw:text-style-name="P1" draw:layer="layout" svg:x1="1.23cm" svg:y1="10.84cm" svg:x2="3.86cm" svg:y2="10.84cm">
            <text:p/>
          </draw:line>
          <draw:frame draw:style-name="gr26" draw:text-style-name="P2" draw:layer="layout" svg:width="3.175cm" svg:height="1.016cm" svg:x="0.681cm" svg:y="9.854cm">
            <draw:text-box>
              <text:p><text:span text:style-name="T1">LC_ready</text:span></text:p>
            </draw:text-box>
          </draw:frame>
          <draw:line draw:style-name="gr18" draw:text-style-name="P1" draw:layer="layout" svg:x1="22.502cm" svg:y1="8.588cm" svg:x2="24.901cm" svg:y2="8.588cm">
            <text:p/>
          </draw:line>
          <draw:frame draw:style-name="gr27" draw:text-style-name="P2" draw:layer="layout" svg:width="3.683cm" svg:height="0.891cm" svg:x="24.684cm" svg:y="8.183cm">
            <draw:text-box>
              <text:p><text:span text:style-name="T1">clear</text:span></text:p>
            </draw:text-box>
          </draw:frame>
          <draw:line draw:style-name="gr18" draw:text-style-name="P1" draw:layer="layout" svg:x1="22.502cm" svg:y1="9.289cm" svg:x2="24.901cm" svg:y2="9.289cm">
            <text:p/>
          </draw:line>
          <draw:frame draw:style-name="gr27" draw:text-style-name="P2" draw:layer="layout" svg:width="3.683cm" svg:height="0.891cm" svg:x="24.684cm" svg:y="8.884cm">
            <draw:text-box>
              <text:p><text:span text:style-name="T1">modwait</text:span></text:p>
            </draw:text-box>
          </draw:frame>
          <draw:line draw:style-name="gr18" draw:text-style-name="P1" draw:layer="layout" svg:x1="22.502cm" svg:y1="9.89cm" svg:x2="24.901cm" svg:y2="9.89cm">
            <text:p/>
          </draw:line>
          <draw:frame draw:style-name="gr27" draw:text-style-name="P2" draw:layer="layout" svg:width="3.683cm" svg:height="0.891cm" svg:x="24.684cm" svg:y="9.485cm">
            <draw:text-box>
              <text:p><text:span text:style-name="T1">Op</text:span></text:p>
            </draw:text-box>
          </draw:frame>
          <draw:line draw:style-name="gr18" draw:text-style-name="P1" draw:layer="layout" svg:x1="22.502cm" svg:y1="10.487cm" svg:x2="24.901cm" svg:y2="10.487cm">
            <text:p/>
          </draw:line>
          <draw:frame draw:style-name="gr27" draw:text-style-name="P2" draw:layer="layout" svg:width="3.683cm" svg:height="0.891cm" svg:x="24.684cm" svg:y="10.082cm">
            <draw:text-box>
              <text:p><text:span text:style-name="T1">Src1</text:span></text:p>
            </draw:text-box>
          </draw:frame>
          <draw:line draw:style-name="gr18" draw:text-style-name="P1" draw:layer="layout" svg:x1="22.502cm" svg:y1="11.188cm" svg:x2="24.901cm" svg:y2="11.188cm">
            <text:p/>
          </draw:line>
          <draw:frame draw:style-name="gr27" draw:text-style-name="P2" draw:layer="layout" svg:width="3.683cm" svg:height="0.891cm" svg:x="24.684cm" svg:y="10.783cm">
            <draw:text-box>
              <text:p><text:span text:style-name="T1">Src2</text:span></text:p>
            </draw:text-box>
          </draw:frame>
          <draw:line draw:style-name="gr18" draw:text-style-name="P1" draw:layer="layout" svg:x1="22.502cm" svg:y1="11.889cm" svg:x2="24.901cm" svg:y2="11.889cm">
            <text:p/>
          </draw:line>
          <draw:frame draw:style-name="gr27" draw:text-style-name="P2" draw:layer="layout" svg:width="3.683cm" svg:height="0.891cm" svg:x="24.684cm" svg:y="11.484cm">
            <draw:text-box>
              <text:p><text:span text:style-name="T1">dest</text:span></text:p>
            </draw:text-box>
          </draw:frame>
          <draw:line draw:style-name="gr18" draw:text-style-name="P1" draw:layer="layout" svg:x1="22.502cm" svg:y1="12.49cm" svg:x2="24.901cm" svg:y2="12.49cm">
            <text:p/>
          </draw:line>
          <draw:frame draw:style-name="gr27" draw:text-style-name="P2" draw:layer="layout" svg:width="3.683cm" svg:height="0.891cm" svg:x="24.684cm" svg:y="12.085cm">
            <draw:text-box>
              <text:p><text:span text:style-name="T1">err</text:span></text:p>
            </draw:text-box>
          </draw:frame>
        </draw:g>
      </draw:page>
      <draw:page draw:name="page6" draw:style-name="dp1" draw:master-page-name="Default">
        <draw:custom-shape draw:style-name="gr28" draw:text-style-name="P6" draw:layer="Layout" svg:width="2.54cm" svg:height="1.27cm" draw:transform="rotate (1.57254165604689) translate (13.767cm 11.236cm)">
          <text:p text:style-name="P5"><text:span text:style-name="T5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8" draw:text-style-name="P1" draw:layer="layout" svg:x1="12.496cm" svg:y1="10.857cm" svg:x2="13.766cm" svg:y2="10.855cm">
            <text:p/>
          </draw:line>
          <draw:line draw:style-name="gr14" draw:text-style-name="P1" draw:layer="layout" svg:x1="12.878cm" svg:y1="11.111cm" svg:x2="12.623cm" svg:y2="10.603cm">
            <text:p/>
          </draw:line>
          <draw:frame draw:style-name="gr8" draw:text-style-name="P4" draw:layer="layout" svg:width="1.556cm" svg:height="0.645cm" draw:transform="rotate (1.57254165604689) translate (12.623cm 10.999cm)">
            <draw:text-box>
              <text:p><text:span text:style-name="T4">N-16:0</text:span></text:p>
            </draw:text-box>
          </draw:frame>
          <draw:line draw:style-name="gr14" draw:text-style-name="P1" draw:layer="layout" svg:x1="12.878cm" svg:y1="11.111cm" svg:x2="12.623cm" svg:y2="10.603cm">
            <text:p/>
          </draw:line>
        </draw:g>
        <draw:g>
          <draw:line draw:style-name="gr18" draw:text-style-name="P1" draw:layer="layout" svg:x1="12.493cm" svg:y1="9.155cm" svg:x2="13.763cm" svg:y2="9.153cm">
            <text:p/>
          </draw:line>
          <draw:line draw:style-name="gr14" draw:text-style-name="P1" draw:layer="layout" svg:x1="12.875cm" svg:y1="9.409cm" svg:x2="12.62cm" svg:y2="8.901cm">
            <text:p/>
          </draw:line>
          <draw:frame draw:style-name="gr8" draw:text-style-name="P4" draw:layer="layout" svg:width="1.556cm" svg:height="0.645cm" draw:transform="rotate (1.57254165604689) translate (12.62cm 9.297cm)">
            <draw:text-box>
              <text:p><text:span text:style-name="T4">N-16:0</text:span></text:p>
            </draw:text-box>
          </draw:frame>
        </draw:g>
        <draw:g>
          <draw:line draw:style-name="gr14" draw:text-style-name="P1" draw:layer="layout" svg:x1="15.416cm" svg:y1="10.217cm" svg:x2="15.161cm" svg:y2="9.709cm">
            <text:p/>
          </draw:line>
          <draw:frame draw:style-name="gr8" draw:text-style-name="P4" draw:layer="layout" svg:width="1.556cm" svg:height="0.645cm" draw:transform="rotate (1.57254165604689) translate (15.162cm 10.105cm)">
            <draw:text-box>
              <text:p><text:span text:style-name="T4">N-15:0</text:span></text:p>
            </draw:text-box>
          </draw:frame>
          <draw:line draw:style-name="gr14" draw:text-style-name="P1" draw:layer="layout" svg:x1="15.416cm" svg:y1="10.217cm" svg:x2="15.161cm" svg:y2="9.709cm">
            <text:p/>
          </draw:line>
          <draw:line draw:style-name="gr14" draw:text-style-name="P1" draw:layer="layout" svg:x1="15.035cm" svg:y1="9.964cm" svg:x2="15.924cm" svg:y2="9.962cm">
            <text:p/>
          </draw:line>
        </draw:g>
        <draw:g>
          <draw:line draw:style-name="gr18" draw:text-style-name="P1" draw:layer="layout" svg:x1="14.457cm" svg:y1="7.731cm" svg:x2="14.457cm" svg:y2="9.001cm">
            <text:p/>
          </draw:line>
          <draw:line draw:style-name="gr14" draw:text-style-name="P1" draw:layer="layout" svg:x1="14.203cm" svg:y1="8.112cm" svg:x2="14.711cm" svg:y2="7.858cm">
            <text:p/>
          </draw:line>
          <draw:frame draw:style-name="gr8" draw:text-style-name="P4" draw:layer="layout" svg:width="1.751cm" svg:height="0.645cm" svg:x="14.315cm" svg:y="7.858cm">
            <draw:text-box>
              <text:p><text:span text:style-name="T4">N-16:16</text:span></text:p>
            </draw:text-box>
          </draw:frame>
          <draw:line draw:style-name="gr14" draw:text-style-name="P1" draw:layer="layout" svg:x1="14.203cm" svg:y1="8.112cm" svg:x2="14.711cm" svg:y2="7.858cm">
            <text:p/>
          </draw:line>
        </draw:g>
        <draw:frame draw:style-name="gr8" draw:text-style-name="P2" draw:layer="layout" svg:width="0.739cm" svg:height="0.725cm" svg:x="13.568cm" svg:y="8.784cm">
          <draw:text-box>
            <text:p text:style-name="P7"><text:span text:style-name="T1">0</text:span></text:p>
          </draw:text-box>
        </draw:frame>
        <draw:frame draw:style-name="gr8" draw:text-style-name="P2" draw:layer="layout" svg:width="0.739cm" svg:height="0.725cm" svg:x="13.591cm" svg:y="10.435cm">
          <draw:text-box>
            <text:p text:style-name="P7"><text:span text:style-name="T1">1</text:span></text:p>
          </draw:text-box>
        </draw:frame>
        <draw:custom-shape draw:style-name="gr28" draw:text-style-name="P8" draw:layer="Layout" svg:width="3.81cm" svg:height="2.54cm" svg:x="3.54cm" svg:y="8.112cm">
          <text:p text:style-name="P8">Flip bits and </text:p>
          <text:p text:style-name="P8">add 1</text:p>
          <draw:enhanced-geometry svg:viewBox="0 0 21600 21600" draw:type="rectangle" draw:enhanced-path="M 0 0 L 21600 0 21600 21600 0 21600 0 0 Z N"/>
        </draw:custom-shape>
        <draw:g>
          <draw:line draw:style-name="gr18" draw:text-style-name="P1" draw:layer="layout" svg:x1="2.293cm" svg:y1="9.156cm" svg:x2="3.563cm" svg:y2="9.154cm">
            <text:p/>
          </draw:line>
          <draw:line draw:style-name="gr14" draw:text-style-name="P1" draw:layer="layout" svg:x1="2.675cm" svg:y1="9.41cm" svg:x2="2.42cm" svg:y2="8.902cm">
            <text:p/>
          </draw:line>
          <draw:frame draw:style-name="gr8" draw:text-style-name="P4" draw:layer="layout" svg:width="1.556cm" svg:height="0.645cm" draw:transform="rotate (1.57254165604689) translate (2.42cm 9.298cm)">
            <draw:text-box>
              <text:p><text:span text:style-name="T4">N-16:0</text:span></text:p>
            </draw:text-box>
          </draw:frame>
        </draw:g>
        <draw:frame draw:style-name="gr8" draw:text-style-name="P3" draw:layer="layout" svg:width="1.874cm" svg:height="0.962cm" svg:x="0.396cm" svg:y="8.62cm">
          <draw:text-box>
            <text:p text:style-name="P3">input</text:p>
          </draw:text-box>
        </draw:frame>
        <draw:line draw:style-name="gr29" draw:text-style-name="P1" draw:layer="layout" svg:x1="2.378cm" svg:y1="9.255cm" svg:x2="2.378cm" svg:y2="10.906cm">
          <text:p/>
        </draw:line>
        <draw:line draw:style-name="gr29" draw:text-style-name="P1" draw:layer="layout" svg:x1="12.557cm" svg:y1="10.879cm" svg:x2="2.397cm" svg:y2="10.906cm">
          <text:p/>
        </draw:line>
        <draw:line draw:style-name="gr29" draw:text-style-name="P1" draw:layer="layout" svg:x1="12.557cm" svg:y1="9.128cm" svg:x2="7.35cm" svg:y2="9.128cm">
          <text:p/>
        </draw:line>
        <draw:frame draw:style-name="gr8" draw:text-style-name="P3" draw:layer="layout" svg:width="2.263cm" svg:height="0.962cm" svg:x="16.24cm" svg:y="9.563cm">
          <draw:text-box>
            <text:p text:style-name="P3">output</text:p>
          </draw:text-box>
        </draw:frame>
        <draw:line draw:style-name="gr29" draw:text-style-name="P1" draw:layer="layout" svg:x1="2.905cm" svg:y1="9.128cm" svg:x2="2.905cm" svg:y2="7.731cm">
          <text:p/>
        </draw:line>
        <draw:line draw:style-name="gr29" draw:text-style-name="P1" draw:layer="layout" svg:x1="14.462cm" svg:y1="7.731cm" svg:x2="2.905cm" svg:y2="7.731cm">
          <text:p/>
        </draw:line>
        <draw:frame draw:style-name="gr8" draw:text-style-name="P2" draw:layer="layout" svg:width="1.941cm" svg:height="0.725cm" svg:x="7.985cm" svg:y="7.123cm">
          <draw:text-box>
            <text:p text:style-name="P7"><text:span text:style-name="T1">Sign-bit</text:span></text:p>
          </draw:text-box>
        </draw:frame>
      </draw:page>
      <draw:page draw:name="page7" draw:style-name="dp1" draw:master-page-name="Default">
        <draw:custom-shape draw:style-name="gr11" draw:text-style-name="P6" draw:layer="layout" svg:width="2.54cm" svg:height="1.27cm" draw:transform="rotate (1.57254165604689) translate (13.767cm 11.236cm)">
          <text:p text:style-name="P1"><text:span text:style-name="T5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8" draw:text-style-name="P1" draw:layer="layout" svg:x1="12.496cm" svg:y1="10.857cm" svg:x2="13.766cm" svg:y2="10.855cm">
            <text:p/>
          </draw:line>
          <draw:line draw:style-name="gr14" draw:text-style-name="P1" draw:layer="layout" svg:x1="12.878cm" svg:y1="11.111cm" svg:x2="12.623cm" svg:y2="10.603cm">
            <text:p/>
          </draw:line>
          <draw:frame draw:style-name="gr8" draw:text-style-name="P4" draw:layer="layout" svg:width="1.556cm" svg:height="0.645cm" draw:transform="rotate (1.57254165604689) translate (12.623cm 10.999cm)">
            <draw:text-box>
              <text:p><text:span text:style-name="T4">N-16:0</text:span></text:p>
            </draw:text-box>
          </draw:frame>
          <draw:line draw:style-name="gr14" draw:text-style-name="P1" draw:layer="layout" svg:x1="12.878cm" svg:y1="11.111cm" svg:x2="12.623cm" svg:y2="10.603cm">
            <text:p/>
          </draw:line>
        </draw:g>
        <draw:g>
          <draw:line draw:style-name="gr18" draw:text-style-name="P1" draw:layer="layout" svg:x1="12.493cm" svg:y1="9.155cm" svg:x2="13.763cm" svg:y2="9.153cm">
            <text:p/>
          </draw:line>
          <draw:line draw:style-name="gr14" draw:text-style-name="P1" draw:layer="layout" svg:x1="12.875cm" svg:y1="9.409cm" svg:x2="12.62cm" svg:y2="8.901cm">
            <text:p/>
          </draw:line>
          <draw:frame draw:style-name="gr8" draw:text-style-name="P4" draw:layer="layout" svg:width="1.556cm" svg:height="0.645cm" draw:transform="rotate (1.57254165604689) translate (12.62cm 9.297cm)">
            <draw:text-box>
              <text:p><text:span text:style-name="T4">N-16:0</text:span></text:p>
            </draw:text-box>
          </draw:frame>
        </draw:g>
        <draw:g>
          <draw:line draw:style-name="gr14" draw:text-style-name="P1" draw:layer="layout" svg:x1="15.416cm" svg:y1="10.217cm" svg:x2="15.161cm" svg:y2="9.709cm">
            <text:p/>
          </draw:line>
          <draw:frame draw:style-name="gr8" draw:text-style-name="P4" draw:layer="layout" svg:width="1.556cm" svg:height="0.645cm" draw:transform="rotate (1.57254165604689) translate (15.162cm 10.105cm)">
            <draw:text-box>
              <text:p><text:span text:style-name="T4">N-15:0</text:span></text:p>
            </draw:text-box>
          </draw:frame>
          <draw:line draw:style-name="gr14" draw:text-style-name="P1" draw:layer="layout" svg:x1="15.416cm" svg:y1="10.217cm" svg:x2="15.161cm" svg:y2="9.709cm">
            <text:p/>
          </draw:line>
          <draw:line draw:style-name="gr14" draw:text-style-name="P1" draw:layer="layout" svg:x1="15.035cm" svg:y1="9.964cm" svg:x2="15.924cm" svg:y2="9.962cm">
            <text:p/>
          </draw:line>
        </draw:g>
        <draw:g>
          <draw:line draw:style-name="gr18" draw:text-style-name="P1" draw:layer="layout" svg:x1="14.457cm" svg:y1="7.731cm" svg:x2="14.457cm" svg:y2="9.001cm">
            <text:p/>
          </draw:line>
          <draw:line draw:style-name="gr14" draw:text-style-name="P1" draw:layer="layout" svg:x1="14.203cm" svg:y1="8.112cm" svg:x2="14.711cm" svg:y2="7.858cm">
            <text:p/>
          </draw:line>
          <draw:frame draw:style-name="gr8" draw:text-style-name="P4" draw:layer="layout" svg:width="1.751cm" svg:height="0.645cm" svg:x="14.315cm" svg:y="7.858cm">
            <draw:text-box>
              <text:p><text:span text:style-name="T4">N-16:16</text:span></text:p>
            </draw:text-box>
          </draw:frame>
          <draw:line draw:style-name="gr14" draw:text-style-name="P1" draw:layer="layout" svg:x1="14.203cm" svg:y1="8.112cm" svg:x2="14.711cm" svg:y2="7.858cm">
            <text:p/>
          </draw:line>
        </draw:g>
        <draw:frame draw:style-name="gr8" draw:text-style-name="P2" draw:layer="layout" svg:width="0.739cm" svg:height="0.725cm" svg:x="13.568cm" svg:y="8.784cm">
          <draw:text-box>
            <text:p><text:span text:style-name="T1">0</text:span></text:p>
          </draw:text-box>
        </draw:frame>
        <draw:frame draw:style-name="gr8" draw:text-style-name="P2" draw:layer="layout" svg:width="0.739cm" svg:height="0.725cm" svg:x="13.591cm" svg:y="10.435cm">
          <draw:text-box>
            <text:p><text:span text:style-name="T1">1</text:span></text:p>
          </draw:text-box>
        </draw:frame>
        <draw:custom-shape draw:style-name="gr11" draw:text-style-name="P1" draw:layer="layout" svg:width="3.81cm" svg:height="2.54cm" svg:x="3.54cm" svg:y="8.112cm">
          <text:p text:style-name="P1">Flip bits and </text:p>
          <text:p text:style-name="P1">add 1</text:p>
          <draw:enhanced-geometry svg:viewBox="0 0 21600 21600" draw:type="rectangle" draw:enhanced-path="M 0 0 L 21600 0 21600 21600 0 21600 0 0 Z N"/>
        </draw:custom-shape>
        <draw:g>
          <draw:line draw:style-name="gr18" draw:text-style-name="P1" draw:layer="layout" svg:x1="2.293cm" svg:y1="9.156cm" svg:x2="3.563cm" svg:y2="9.154cm">
            <text:p/>
          </draw:line>
          <draw:line draw:style-name="gr14" draw:text-style-name="P1" draw:layer="layout" svg:x1="2.675cm" svg:y1="9.41cm" svg:x2="2.42cm" svg:y2="8.902cm">
            <text:p/>
          </draw:line>
          <draw:frame draw:style-name="gr8" draw:text-style-name="P4" draw:layer="layout" svg:width="1.556cm" svg:height="0.645cm" draw:transform="rotate (1.57254165604689) translate (2.42cm 9.298cm)">
            <draw:text-box>
              <text:p><text:span text:style-name="T4">N-16:0</text:span></text:p>
            </draw:text-box>
          </draw:frame>
        </draw:g>
        <draw:frame draw:style-name="gr8" draw:layer="layout" svg:width="1.874cm" svg:height="0.962cm" svg:x="0.396cm" svg:y="8.62cm">
          <draw:text-box>
            <text:p>input</text:p>
          </draw:text-box>
        </draw:frame>
        <draw:line draw:style-name="gr29" draw:text-style-name="P1" draw:layer="layout" svg:x1="2.378cm" svg:y1="9.255cm" svg:x2="2.378cm" svg:y2="10.906cm">
          <text:p/>
        </draw:line>
        <draw:line draw:style-name="gr29" draw:text-style-name="P1" draw:layer="layout" svg:x1="12.557cm" svg:y1="10.879cm" svg:x2="2.397cm" svg:y2="10.906cm">
          <text:p/>
        </draw:line>
        <draw:line draw:style-name="gr29" draw:text-style-name="P1" draw:layer="layout" svg:x1="12.557cm" svg:y1="9.128cm" svg:x2="7.35cm" svg:y2="9.128cm">
          <text:p/>
        </draw:line>
        <draw:frame draw:style-name="gr8" draw:layer="layout" svg:width="2.263cm" svg:height="0.962cm" svg:x="16.24cm" svg:y="9.563cm">
          <draw:text-box>
            <text:p>output</text:p>
          </draw:text-box>
        </draw:frame>
        <draw:line draw:style-name="gr29" draw:text-style-name="P1" draw:layer="layout" svg:x1="2.905cm" svg:y1="9.128cm" svg:x2="2.905cm" svg:y2="7.731cm">
          <text:p/>
        </draw:line>
        <draw:line draw:style-name="gr29" draw:text-style-name="P1" draw:layer="layout" svg:x1="14.462cm" svg:y1="7.731cm" svg:x2="2.905cm" svg:y2="7.731cm">
          <text:p/>
        </draw:line>
        <draw:frame draw:style-name="gr8" draw:text-style-name="P2" draw:layer="layout" svg:width="1.941cm" svg:height="0.725cm" svg:x="7.985cm" svg:y="7.123cm">
          <draw:text-box>
            <text:p><text:span text:style-name="T1">Sign-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27T18:37:15.096436012</dc:date>
    <meta:editing-duration>PT10H17M37S</meta:editing-duration>
    <meta:editing-cycles>37</meta:editing-cycles>
    <meta:generator>LibreOffice/4.2.8.2$Linux_X86_64 LibreOffice_project/420$Build-2</meta:generator>
    <dc:creator>Mentor Graphics</dc:creator>
    <meta:document-statistic meta:object-count="392"/>
  </office:meta>
</office:document-meta>
</file>